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6c" officeooo:paragraph-rsid="00077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señ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20:15:34.158399728</meta:creation-date>
    <dc:date>2023-09-28T20:16:02.631627806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4.7.2$Linux_X86_64 LibreOffice_project/40$Build-2</meta:generator>
  </office:meta>
</office:document-meta>
</file>